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Ayleen Werrmann</text:p>
            <text:p text:style-name="P10"/>
            <text:p text:style-name="P10">District Community-Services Director</text:p>
            <text:p text:style-name="Contact_20_info">1234567890 – <text:span text:style-name="T15">ronny_bartoletti@keeling.co – </text:span><text:span text:style-name="T16">www.my-website.com</text:span></text:p>
            <text:p text:style-name="Contact_20_info"/>
            <text:p text:style-name="P7">Aut quos rerum veritatis perspiciatis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0d10d7b-d6d3-4052-8330-453b1c0803ff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d8e1e8d-0fe3-4ccb-b753-035f6e2728f7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57bf73e-d3ce-4d7f-a908-824bcd4ef8fa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yleen Werrman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